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366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ss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learn_rate</text:p>
          </table:table-cell>
          <table:table-cell office:value-type="string" calcext:value-type="string">
            <text:p>leaf_reg</text:p>
          </table:table-cell>
        </table:table-row>
        <table:table-row table:style-name="ro1">
          <table:table-cell office:value-type="string" calcext:value-type="string">
            <text:p>model_border_count_32_depth_8_iterations_400_learning_rate_0.25_l2_leaf_reg_5.pkl</text:p>
          </table:table-cell>
          <table:table-cell office:value-type="float" office:value="0.557168459366791" calcext:value-type="float">
            <text:p>0.55716845936679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el_border_count_24_depth_8_iterations_400_learning_rate_0.25_l2_leaf_reg_5.pkl</text:p>
          </table:table-cell>
          <table:table-cell office:value-type="float" office:value="0.556118173457826" calcext:value-type="float">
            <text:p>0.5561181734578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el_border_count_32_depth_8_iterations_400_learning_rate_0.25_l2_leaf_reg_10.pkl</text:p>
          </table:table-cell>
          <table:table-cell table:style-name="ce1" office:value-type="float" office:value="0.555297579209581" calcext:value-type="float">
            <text:p>0.55529757920958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l_border_count_16_depth_8_iterations_400_learning_rate_0.25_l2_leaf_reg_5.pkl</text:p>
          </table:table-cell>
          <table:table-cell office:value-type="float" office:value="0.554746317321252" calcext:value-type="float">
            <text:p>0.55474631732125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el_border_count_32_depth_8_iterations_400_learning_rate_0.25_l2_leaf_reg_1.pkl</text:p>
          </table:table-cell>
          <table:table-cell office:value-type="float" office:value="0.554456017896019" calcext:value-type="float">
            <text:p>0.55445601789601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_border_count_32_depth_8_iterations_400_learning_rate_0.25_l2_leaf_reg_20.pkl</text:p>
          </table:table-cell>
          <table:table-cell office:value-type="float" office:value="0.552230587985016" calcext:value-type="float">
            <text:p>0.5522305879850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del_border_count_24_depth_8_iterations_400_learning_rate_0.5_l2_leaf_reg_3.pkl</text:p>
          </table:table-cell>
          <table:table-cell office:value-type="float" office:value="0.545997803272268" calcext:value-type="float">
            <text:p>0.54599780327226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_border_count_24_depth_8_iterations_200_learning_rate_0.5_l2_leaf_reg_3.pkl</text:p>
          </table:table-cell>
          <table:table-cell office:value-type="float" office:value="0.544376115171141" calcext:value-type="float">
            <text:p>0.54437611517114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_border_count_32_depth_8_iterations_400_learning_rate_0.75_l2_leaf_reg_5.pkl</text:p>
          </table:table-cell>
          <table:table-cell office:value-type="float" office:value="0.537074142668668" calcext:value-type="float">
            <text:p>0.53707414266866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el_border_count_24_depth_8_iterations_400_learning_rate_0.75_l2_leaf_reg_5.pkl</text:p>
          </table:table-cell>
          <table:table-cell office:value-type="float" office:value="0.533836397930377" calcext:value-type="float">
            <text:p>0.53383639793037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el_border_count_16_depth_8_iterations_400_learning_rate_0.75_l2_leaf_reg_5.pkl</text:p>
          </table:table-cell>
          <table:table-cell office:value-type="float" office:value="0.533169056011849" calcext:value-type="float">
            <text:p>0.53316905601184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el_border_count_24_depth_8_iterations_200_learning_rate_1.0_l2_leaf_reg_3.pkl</text:p>
          </table:table-cell>
          <table:table-cell office:value-type="float" office:value="0.510439960636332" calcext:value-type="float">
            <text:p>0.5104399606363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_border_count_24_depth_8_iterations_400_learning_rate_1.0_l2_leaf_reg_3.pkl</text:p>
          </table:table-cell>
          <table:table-cell office:value-type="float" office:value="0.50548073008789" calcext:value-type="float">
            <text:p>0.5054807300878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loss_log.A1:loss_log.G1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5T22:30:09.063445624</dc:date>
    <meta:editing-duration>PT5H5M46S</meta:editing-duration>
    <meta:editing-cycles>3</meta:editing-cycles>
    <meta:generator>LibreOffice/24.2.3.2$Linux_X86_64 LibreOffice_project/420$Build-2</meta:generator>
    <meta:document-statistic meta:table-count="1" meta:cell-count="98" meta:object-count="0"/>
  </office:meta>
</office:document-meta>
</file>